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602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2602in" fo:orphans="2" fo:widows="2" fo:text-indent="0in" style:auto-text-indent="false"/>
      <style:text-properties fo:font-variant="normal" fo:text-transform="none" fo:color="#222222" style:font-name="system-ui" fo:font-size="10.5pt" fo:letter-spacing="normal" fo:font-style="normal" fo:font-weight="normal"/>
    </style:style>
    <style:style style:name="P3" style:family="paragraph" style:parent-style-name="Text_20_body" style:list-style-name="L1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4" style:family="paragraph" style:parent-style-name="Text_20_body" style:list-style-name="L1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5" style:family="paragraph" style:parent-style-name="Text_20_body" style:list-style-name="L1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6" style:family="paragraph" style:parent-style-name="Text_20_body" style:list-style-name="L1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7" style:family="paragraph" style:parent-style-name="Text_20_body" style:list-style-name="L1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8" style:family="paragraph" style:parent-style-name="Text_20_body" style:list-style-name="L20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9" style:family="paragraph" style:parent-style-name="Text_20_body" style:list-style-name="L21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0" style:family="paragraph" style:parent-style-name="Text_20_body" style:list-style-name="L22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1" style:family="paragraph" style:parent-style-name="Text_20_body" style:list-style-name="L23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2" style:family="paragraph" style:parent-style-name="Text_20_body" style:list-style-name="L24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3" style:family="paragraph" style:parent-style-name="Text_20_body" style:list-style-name="L2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4" style:family="paragraph" style:parent-style-name="Text_20_body" style:list-style-name="L2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5" style:family="paragraph" style:parent-style-name="Text_20_body" style:list-style-name="L2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6" style:family="paragraph" style:parent-style-name="Text_20_body" style:list-style-name="L2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7" style:family="paragraph" style:parent-style-name="Text_20_body" style:list-style-name="L2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8" style:family="paragraph" style:parent-style-name="Text_20_body" style:list-style-name="L41">
      <style:paragraph-properties fo:margin-left="0in" fo:margin-right="0in" fo:margin-top="0in" fo:margin-bottom="0.1043in" style:line-height-at-least="0.1874in" fo:text-indent="0in" style:auto-text-indent="false" fo:background-color="transparent" fo:padding="0in" fo:border="none">
        <style:background-image style:position="center center" style:repeat="no-repeat"/>
      </style:paragraph-properties>
    </style:style>
    <style:style style:name="P19" style:family="paragraph" style:parent-style-name="Text_20_body" style:list-style-name="L42">
      <style:paragraph-properties fo:margin-left="0in" fo:margin-right="0in" fo:margin-top="0in" fo:margin-bottom="0.1043in" style:line-height-at-least="0.1874in" fo:text-indent="0in" style:auto-text-indent="false" fo:background-color="transparent" fo:padding="0in" fo:border="none">
        <style:background-image style:position="center center" style:repeat="no-repeat"/>
      </style:paragraph-properties>
    </style:style>
    <style:style style:name="P20" style:family="paragraph" style:parent-style-name="Text_20_body" style:list-style-name="L1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1" style:family="paragraph" style:parent-style-name="Text_20_body" style:list-style-name="L1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2" style:family="paragraph" style:parent-style-name="Text_20_body" style:list-style-name="L1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3" style:family="paragraph" style:parent-style-name="Text_20_body" style:list-style-name="L1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4" style:family="paragraph" style:parent-style-name="Text_20_body" style:list-style-name="L1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5" style:family="paragraph" style:parent-style-name="Text_20_body" style:list-style-name="L20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6" style:family="paragraph" style:parent-style-name="Text_20_body" style:list-style-name="L21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7" style:family="paragraph" style:parent-style-name="Text_20_body" style:list-style-name="L22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8" style:family="paragraph" style:parent-style-name="Text_20_body" style:list-style-name="L23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9" style:family="paragraph" style:parent-style-name="Text_20_body" style:list-style-name="L24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0" style:family="paragraph" style:parent-style-name="Text_20_body" style:list-style-name="L2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1" style:family="paragraph" style:parent-style-name="Text_20_body" style:list-style-name="L2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2" style:family="paragraph" style:parent-style-name="Text_20_body" style:list-style-name="L2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3" style:family="paragraph" style:parent-style-name="Text_20_body" style:list-style-name="L2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4" style:family="paragraph" style:parent-style-name="Text_20_body" style:list-style-name="L2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5" style:family="paragraph" style:parent-style-name="Text_20_body" style:list-style-name="L41">
      <style:paragraph-properties fo:margin-top="0in" fo:margin-bottom="0.1043in" style:line-height-at-least="0.1874in" fo:background-color="transparent" fo:padding="0in" fo:border="none">
        <style:background-image style:position="center center" style:repeat="no-repeat"/>
      </style:paragraph-properties>
    </style:style>
    <style:style style:name="P36" style:family="paragraph" style:parent-style-name="Text_20_body" style:list-style-name="L42">
      <style:paragraph-properties fo:margin-top="0in" fo:margin-bottom="0.1043in" style:line-height-at-least="0.1874in" fo:background-color="transparent" fo:padding="0in" fo:border="none">
        <style:background-image style:position="center center" style:repeat="no-repeat"/>
      </style:paragraph-properties>
    </style:style>
    <style:style style:name="P37" style:family="paragraph" style:parent-style-name="Text_20_body" style:list-style-name="L29">
      <style:paragraph-properties fo:margin-top="0in" fo:margin-bottom="0.1043in" style:line-height-at-least="0.1874in" fo:orphans="2" fo:widows="2" fo:background-color="#eeeeee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8" style:family="paragraph" style:parent-style-name="Standard" style:list-style-name="L1"/>
    <style:style style:name="P39" style:family="paragraph" style:parent-style-name="Standard" style:list-style-name="L2"/>
    <style:style style:name="P40" style:family="paragraph" style:parent-style-name="Standard" style:list-style-name="L3"/>
    <style:style style:name="P41" style:family="paragraph" style:parent-style-name="Standard" style:list-style-name="L4"/>
    <style:style style:name="P42" style:family="paragraph" style:parent-style-name="Standard" style:list-style-name="L5"/>
    <style:style style:name="P43" style:family="paragraph" style:parent-style-name="Standard" style:list-style-name="L6"/>
    <style:style style:name="P44" style:family="paragraph" style:parent-style-name="Standard" style:list-style-name="L7"/>
    <style:style style:name="P45" style:family="paragraph" style:parent-style-name="Standard" style:list-style-name="L8"/>
    <style:style style:name="P46" style:family="paragraph" style:parent-style-name="Standard" style:list-style-name="L9"/>
    <style:style style:name="P47" style:family="paragraph" style:parent-style-name="Standard" style:list-style-name="L10"/>
    <style:style style:name="P48" style:family="paragraph" style:parent-style-name="Standard" style:list-style-name="L11"/>
    <style:style style:name="P49" style:family="paragraph" style:parent-style-name="Standard" style:list-style-name="L12"/>
    <style:style style:name="P50" style:family="paragraph" style:parent-style-name="Standard" style:list-style-name="L13"/>
    <style:style style:name="P51" style:family="paragraph" style:parent-style-name="Standard" style:list-style-name="L14"/>
    <style:style style:name="P52" style:family="paragraph" style:parent-style-name="Standard" style:list-style-name="L46"/>
    <style:style style:name="P53" style:family="paragraph" style:parent-style-name="Standard" style:list-style-name="L47"/>
    <style:style style:name="P54" style:family="paragraph" style:parent-style-name="Standard" style:list-style-name="L48"/>
    <style:style style:name="P55" style:family="paragraph" style:parent-style-name="Standard" style:list-style-name="L49"/>
    <style:style style:name="P56" style:family="paragraph" style:parent-style-name="Standard" style:list-style-name="L50"/>
    <style:style style:name="P57" style:family="paragraph" style:parent-style-name="Standard" style:list-style-name="L51"/>
    <style:style style:name="P58" style:family="paragraph" style:parent-style-name="Standard" style:list-style-name="L52"/>
    <style:style style:name="P59" style:family="paragraph" style:parent-style-name="Standard" style:list-style-name="L53"/>
    <style:style style:name="P60" style:family="paragraph" style:parent-style-name="Standard" style:list-style-name="L54"/>
    <style:style style:name="P61" style:family="paragraph" style:parent-style-name="Standard" style:list-style-name="L55"/>
    <style:style style:name="P62" style:family="paragraph" style:parent-style-name="Standard" style:list-style-name="L56"/>
    <style:style style:name="P63" style:family="paragraph" style:parent-style-name="Standard" style:list-style-name="L57"/>
    <style:style style:name="P64" style:family="paragraph" style:parent-style-name="Standard" style:list-style-name="L58"/>
    <style:style style:name="P65" style:family="paragraph" style:parent-style-name="Standard" style:list-style-name="L59"/>
    <style:style style:name="P66" style:family="paragraph" style:parent-style-name="Standard" style:list-style-name="L60"/>
    <style:style style:name="P67" style:family="paragraph" style:parent-style-name="Standard" style:list-style-name="L61"/>
    <style:style style:name="P68" style:family="paragraph" style:parent-style-name="Standard" style:list-style-name="L62"/>
    <style:style style:name="P69" style:family="paragraph" style:parent-style-name="Standard" style:list-style-name="L63"/>
    <style:style style:name="P70" style:family="paragraph" style:parent-style-name="Standard" style:list-style-name="L64"/>
    <style:style style:name="P71" style:family="paragraph" style:parent-style-name="Standard" style:list-style-name="L65"/>
    <style:style style:name="P72" style:family="paragraph" style:parent-style-name="Standard" style:list-style-name="L66"/>
    <style:style style:name="P73" style:family="paragraph" style:parent-style-name="Standard" style:list-style-name="L67"/>
    <style:style style:name="P74" style:family="paragraph" style:parent-style-name="Standard" style:list-style-name="L68"/>
    <style:style style:name="P75" style:family="paragraph" style:parent-style-name="Standard" style:list-style-name="L69"/>
    <style:style style:name="P76" style:family="paragraph" style:parent-style-name="Standard" style:list-style-name="L70"/>
    <style:style style:name="P77" style:family="paragraph" style:parent-style-name="Standard" style:list-style-name="L71"/>
    <style:style style:name="P78" style:family="paragraph" style:parent-style-name="Standard" style:list-style-name="L72"/>
    <style:style style:name="P79" style:family="paragraph" style:parent-style-name="Standard" style:list-style-name="L73"/>
    <style:style style:name="P80" style:family="paragraph" style:parent-style-name="Standard" style:list-style-name="L74"/>
    <style:style style:name="P81" style:family="paragraph" style:parent-style-name="Standard" style:list-style-name="L75"/>
    <style:style style:name="P82" style:family="paragraph" style:parent-style-name="Standard" style:list-style-name="L76"/>
    <style:style style:name="P83" style:family="paragraph" style:parent-style-name="Standard" style:list-style-name="L77"/>
    <style:style style:name="P84" style:family="paragraph" style:parent-style-name="Standard" style:list-style-name="L78"/>
    <style:style style:name="P85" style:family="paragraph" style:parent-style-name="Standard" style:list-style-name="L79"/>
    <style:style style:name="P86" style:family="paragraph" style:parent-style-name="Standard" style:list-style-name="L80"/>
    <style:style style:name="P87" style:family="paragraph" style:parent-style-name="Standard" style:list-style-name="L81"/>
    <style:style style:name="P88" style:family="paragraph" style:parent-style-name="Standard" style:list-style-name="L82"/>
    <style:style style:name="P89" style:family="paragraph" style:parent-style-name="Standard" style:list-style-name="L83"/>
    <style:style style:name="P90" style:family="paragraph" style:parent-style-name="Standard" style:list-style-name="L84"/>
    <style:style style:name="P91" style:family="paragraph" style:parent-style-name="Standard" style:list-style-name="L85"/>
    <style:style style:name="P92" style:family="paragraph" style:parent-style-name="Standard" style:list-style-name="L86"/>
    <style:style style:name="P93" style:family="paragraph" style:parent-style-name="Standard" style:list-style-name="L87"/>
    <style:style style:name="P94" style:family="paragraph" style:parent-style-name="Standard" style:list-style-name="L88"/>
    <style:style style:name="P95" style:family="paragraph" style:parent-style-name="Standard" style:list-style-name="L89"/>
    <style:style style:name="P96" style:family="paragraph" style:parent-style-name="Standard" style:list-style-name="L90"/>
    <style:style style:name="P97" style:family="paragraph" style:parent-style-name="Standard" style:list-style-name="L91"/>
    <style:style style:name="P98" style:family="paragraph" style:parent-style-name="Standard" style:list-style-name="L92"/>
    <style:style style:name="P99" style:family="paragraph" style:parent-style-name="Standard" style:list-style-name="L93"/>
    <style:style style:name="P100" style:family="paragraph" style:parent-style-name="Standard" style:list-style-name="L94"/>
    <style:style style:name="P101" style:family="paragraph" style:parent-style-name="Standard" style:list-style-name="L95"/>
    <style:style style:name="P102" style:family="paragraph" style:parent-style-name="Standard" style:list-style-name="L96"/>
    <style:style style:name="P103" style:family="paragraph" style:parent-style-name="Standard" style:list-style-name="L97"/>
    <style:style style:name="P104" style:family="paragraph" style:parent-style-name="Standard" style:list-style-name="L98"/>
    <style:style style:name="P105" style:family="paragraph" style:parent-style-name="Standard" style:list-style-name="L99"/>
    <style:style style:name="P106" style:family="paragraph" style:parent-style-name="Standard" style:list-style-name="L100"/>
    <style:style style:name="P107" style:family="paragraph" style:parent-style-name="Standard" style:list-style-name="L101"/>
    <style:style style:name="P108" style:family="paragraph" style:parent-style-name="Standard" style:list-style-name="L102"/>
    <style:style style:name="P109" style:family="paragraph" style:parent-style-name="Standard" style:list-style-name="L103"/>
    <style:style style:name="P110" style:family="paragraph" style:parent-style-name="Standard" style:list-style-name="L104"/>
    <style:style style:name="P111" style:family="paragraph" style:parent-style-name="Standard" style:list-style-name="L105"/>
    <style:style style:name="P112" style:family="paragraph" style:parent-style-name="Standard" style:list-style-name="L106"/>
    <style:style style:name="P113" style:family="paragraph" style:parent-style-name="Heading_20_3">
      <style:paragraph-properties fo:margin-left="0in" fo:margin-right="0in" fo:margin-top="0in" fo:margin-bottom="0.1043in" style:line-height-at-least="0.2917in" fo:orphans="2" fo:widows="2" fo:text-indent="0in" style:auto-text-indent="false"/>
      <style:text-properties fo:font-variant="normal" fo:text-transform="none" fo:color="#222222" style:font-name="system-ui" fo:font-size="18pt" fo:letter-spacing="normal" fo:font-style="normal" fo:font-weight="bold"/>
    </style:style>
    <style:style style:name="P114" style:family="paragraph" style:parent-style-name="Heading_20_3">
      <style:paragraph-properties fo:margin-left="0in" fo:margin-right="0in" fo:margin-top="0in" fo:margin-bottom="0.1043in" style:line-height-at-least="0.2291in" fo:text-indent="0in" style:auto-text-indent="false"/>
    </style:style>
    <style:style style:name="P115" style:family="paragraph" style:parent-style-name="Heading_20_4">
      <style:paragraph-properties fo:margin-left="0in" fo:margin-right="0in" fo:margin-top="0in" fo:margin-bottom="0.1043in" style:line-height-at-least="0.2291in" fo:orphans="2" fo:widows="2" fo:text-indent="0in" style:auto-text-indent="false"/>
      <style:text-properties fo:font-variant="normal" fo:text-transform="none" fo:color="#222222" style:font-name="system-ui" fo:font-size="13.5pt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22222" style:font-name="system-ui" fo:font-size="10.5pt" fo:letter-spacing="normal" fo:font-style="normal" fo:font-weight="bold"/>
    </style:style>
    <style:style style:name="T3" style:family="text">
      <style:text-properties fo:font-variant="normal" fo:text-transform="none" fo:color="#222222" style:font-name="system-ui" fo:font-size="10.5pt" fo:letter-spacing="normal" fo:font-style="normal" fo:font-weight="normal"/>
    </style:style>
    <style:style style:name="T4" style:family="text">
      <style:text-properties fo:font-variant="normal" fo:text-transform="none" fo:color="#03689a" style:font-name="system-ui" fo:font-size="10.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3689a" style:text-line-through-style="none" style:font-name="system-ui" fo:font-size="10.5pt" fo:letter-spacing="normal" fo:font-style="normal" style:text-underline-style="none" fo:font-weight="bold" style:text-blinking="false"/>
    </style:style>
    <style:style style:name="T6" style:family="text">
      <style:text-properties fo:color="#03689a" style:text-line-through-styl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ct JS Course Content</text:p>
      <text:p text:style-name="Standard">React JS course starts with JavaScript ES6 Introduction.</text:p>
      <text:p text:style-name="Standard">JavaScript ES6</text:p>
      <text:list xml:id="list8511958354224300473" text:style-name="L93">
        <text:list-item>
          <text:p text:style-name="P99">JavaScript Let and Const</text:p>
        </text:list-item>
        <text:list-item>
          <text:p text:style-name="P99">Arrow Functions</text:p>
        </text:list-item>
        <text:list-item>
          <text:p text:style-name="P99">Classes</text:p>
        </text:list-item>
        <text:list-item>
          <text:p text:style-name="P99">Data Structure</text:p>
        </text:list-item>
        <text:list-item>
          <text:p text:style-name="P99">Modules</text:p>
        </text:list-item>
        <text:list-item>
          <text:p text:style-name="P99">Package Manager (NPM and Node)</text:p>
        </text:list-item>
      </text:list>
      <text:p text:style-name="Standard">Basic React Application Setup</text:p>
      <text:list xml:id="list531379653282833829" text:style-name="L94">
        <text:list-item>
          <text:p text:style-name="P100">Installing Node JS</text:p>
        </text:list-item>
        <text:list-item>
          <text:p text:style-name="P100">Create React App using create-react-app CLI.</text:p>
        </text:list-item>
        <text:list-item>
          <text:p text:style-name="P100">Explain Application Structure.</text:p>
        </text:list-item>
        <text:list-item>
          <text:p text:style-name="P100">Exports and Imports</text:p>
        </text:list-item>
        <text:list-item>
          <text:p text:style-name="P100">Understanding of Classes</text:p>
        </text:list-item>
      </text:list>
      <text:p text:style-name="Standard">React Basic</text:p>
      <text:list xml:id="list5261865077685783355" text:style-name="L95">
        <text:list-item>
          <text:p text:style-name="P101">Working with Styles</text:p>
        </text:list-item>
        <text:list-item>
          <text:p text:style-name="P101">Pseudo Selectors</text:p>
        </text:list-item>
        <text:list-item>
          <text:p text:style-name="P101">Media Queries</text:p>
        </text:list-item>
        <text:list-item>
          <text:p text:style-name="P101">Setting Styles Dynamically</text:p>
        </text:list-item>
        <text:list-item>
          <text:p text:style-name="P101">Define Multiple components</text:p>
        </text:list-item>
        <text:list-item>
          <text:p text:style-name="P101">Debugging React App</text:p>
        </text:list-item>
      </text:list>
      <text:p text:style-name="Standard">State/pros</text:p>
      <text:list xml:id="list3167511813694568877" text:style-name="L96">
        <text:list-item>
          <text:p text:style-name="P102">Define State into Components</text:p>
        </text:list-item>
        <text:list-item>
          <text:p text:style-name="P102">Component state manipulation using setState()</text:p>
        </text:list-item>
        <text:list-item>
          <text:p text:style-name="P102">Work with Props for component communication.</text:p>
        </text:list-item>
        <text:list-item>
          <text:p text:style-name="P102">Setup PropTypes &amp; Validation</text:p>
        </text:list-item>
        <text:list-item>
          <text:p text:style-name="P102">Use Typescript in React App.</text:p>
        </text:list-item>
        <text:list-item>
          <text:p text:style-name="P102">Use of Refs and Context</text:p>
        </text:list-item>
      </text:list>
      <text:p text:style-name="Standard">Components</text:p>
      <text:list xml:id="list799941866957071889" text:style-name="L97">
        <text:list-item>
          <text:p text:style-name="P103">Class Component</text:p>
        </text:list-item>
        <text:list-item>
          <text:p text:style-name="P103">Split an app into components</text:p>
        </text:list-item>
        <text:list-item>
          <text:p text:style-name="P103">Stateless and State-full Components</text:p>
        </text:list-item>
        <text:list-item>
          <text:p text:style-name="P103">Components Life Cycle</text:p>
        </text:list-item>
        <text:list-item>
          <text:p text:style-name="P103">Update App and Component Tree</text:p>
        </text:list-item>
        <text:list-item>
          <text:p text:style-name="P103">React DOM</text:p>
        </text:list-item>
        <text:list-item>
          <text:p text:style-name="P103">React+</text:p>
        </text:list-item>
      </text:list>
      <text:list xml:id="list139597190233938440" text:style-name="L98">
        <text:list-item>
          <text:p text:style-name="P104">High Order Components</text:p>
        </text:list-item>
        <text:list-item>
          <text:p text:style-name="P104">Starting Implementation of the app</text:p>
        </text:list-item>
        <text:list-item>
          <text:p text:style-name="P104">Improving the app - Intro</text:p>
        </text:list-item>
        <text:list-item>
          <text:p text:style-name="P104">Reaching out of web - Http/Ajax</text:p>
        </text:list-item>
        <text:list-item>
          <text:p text:style-name="P104">Single Page App Routing</text:p>
        </text:list-item>
      </text:list>
      <text:p text:style-name="Standard">Redux Toolkit</text:p>
      <text:list xml:id="list2985095251906481490" text:style-name="L99">
        <text:list-item>
          <text:p text:style-name="P105">Introduction of Redux.</text:p>
        </text:list-item>
        <text:list-item>
          <text:p text:style-name="P105">Understanding the Redux Flow</text:p>
        </text:list-item>
        <text:list-item>
          <text:p text:style-name="P105">Understanding of Global State in Redux.</text:p>
        </text:list-item>
        <text:list-item>
          <text:p text:style-name="P105"><text:soft-page-break/>Setting Up Reducer and Store</text:p>
        </text:list-item>
        <text:list-item>
          <text:p text:style-name="P105">Define dispatch Actions</text:p>
        </text:list-item>
        <text:list-item>
          <text:p text:style-name="P105">Connecting React App to Redux by Provider.</text:p>
        </text:list-item>
        <text:list-item>
          <text:p text:style-name="P105">Use of connect() into React Component</text:p>
        </text:list-item>
        <text:list-item>
          <text:p text:style-name="P105">Connect: Extracting Data with mapStateToProps()</text:p>
        </text:list-item>
        <text:list-item>
          <text:p text:style-name="P105">Connect: Dispatching Actions with mapDispatchToProps()</text:p>
        </text:list-item>
        <text:list-item>
          <text:p text:style-name="P105">Define Action types.</text:p>
        </text:list-item>
        <text:list-item>
          <text:p text:style-name="P105">Define Switch-Case in the Reducer.</text:p>
        </text:list-item>
        <text:list-item>
          <text:p text:style-name="P105">Combining Multiple Reducers.</text:p>
        </text:list-item>
        <text:list-item>
          <text:p text:style-name="P105">Work with local state and Redux state.</text:p>
        </text:list-item>
      </text:list>
      <text:p text:style-name="Standard">Redux Thunk</text:p>
      <text:list xml:id="list7361138599416258836" text:style-name="L100">
        <text:list-item>
          <text:p text:style-name="P106">Introduction of redux-thunk</text:p>
        </text:list-item>
        <text:list-item>
          <text:p text:style-name="P106">Adding Middleware as thunk</text:p>
        </text:list-item>
        <text:list-item>
          <text:p text:style-name="P106">Create Action creators (async actions)</text:p>
        </text:list-item>
        <text:list-item>
          <text:p text:style-name="P106">Work with bindActionCreators().</text:p>
        </text:list-item>
        <text:list-item>
          <text:p text:style-name="P106">Work with Async/await</text:p>
        </text:list-item>
        <text:list-item>
          <text:p text:style-name="P106">Work with below Hooks.</text:p>
        </text:list-item>
        <text:list-item>
          <text:p text:style-name="P106">useSelector()</text:p>
        </text:list-item>
        <text:list-item>
          <text:p text:style-name="P106">useDispatch()</text:p>
        </text:list-item>
        <text:list-item>
          <text:p text:style-name="P106">useStore()</text:p>
        </text:list-item>
        <text:list-item>
          <text:p text:style-name="P106">Work with dispatch and getState()</text:p>
        </text:list-item>
      </text:list>
      <text:p text:style-name="Standard">React Saga</text:p>
      <text:list xml:id="list6926959569555877005" text:style-name="L101">
        <text:list-item>
          <text:p text:style-name="P107">Introduction of redux-saga</text:p>
        </text:list-item>
        <text:list-item>
          <text:p text:style-name="P107">Adding Saga as middleware.</text:p>
        </text:list-item>
        <text:list-item>
          <text:p text:style-name="P107">Introduction of Generator functions.</text:p>
        </text:list-item>
        <text:list-item>
          <text:p text:style-name="P107">Create Effects using functions (call, put, takeEvery, takeLatest)</text:p>
        </text:list-item>
        <text:list-item>
          <text:p text:style-name="P107">Creating saga from Action creators.</text:p>
        </text:list-item>
        <text:list-item>
          <text:p text:style-name="P107">Sagas can yield Effects in multiple forms</text:p>
        </text:list-item>
        <text:list-item>
          <text:p text:style-name="P107">Dispatching actions to the store</text:p>
        </text:list-item>
        <text:list-item>
          <text:p text:style-name="P107">Task cancellation (yield cancel(task))</text:p>
        </text:list-item>
      </text:list>
      <text:list xml:id="list417062855448959710" text:style-name="L102">
        <text:list-item>
          <text:p text:style-name="P108">Redux Practice</text:p>
        </text:list-item>
        <text:list-item>
          <text:p text:style-name="P108">Executing Asynchronous Code - Intro</text:p>
        </text:list-item>
      </text:list>
      <text:p text:style-name="Standard">TypeScript</text:p>
      <text:list xml:id="list4686790975311191413" text:style-name="L103">
        <text:list-item>
          <text:p text:style-name="P109">Types</text:p>
        </text:list-item>
        <text:list-item>
          <text:p text:style-name="P109">Interface</text:p>
        </text:list-item>
        <text:list-item>
          <text:p text:style-name="P109">Generics</text:p>
        </text:list-item>
      </text:list>
      <text:p text:style-name="Standard">Next JS</text:p>
      <text:list xml:id="list1256955856395636237" text:style-name="L104">
        <text:list-item>
          <text:p text:style-name="P110">Next JS</text:p>
        </text:list-item>
        <text:list-item>
          <text:p text:style-name="P110">Server Components</text:p>
        </text:list-item>
      </text:list>
      <text:p text:style-name="Standard">Tailwind</text:p>
      <text:list xml:id="list7721105424189050895" text:style-name="L105">
        <text:list-item>
          <text:p text:style-name="P111">Install</text:p>
        </text:list-item>
        <text:list-item>
          <text:p text:style-name="P111">Project</text:p>
        </text:list-item>
      </text:list>
      <text:p text:style-name="Standard">React Debugging</text:p>
      <text:list xml:id="list8992901016010705961" text:style-name="L106">
        <text:list-item>
          <text:p text:style-name="P112">Debugging React App</text:p>
        </text:list-item>
        <text:list-item>
          <text:p text:style-name="P112">Find logical errors by debug tools</text:p>
        </text:list-item>
        <text:list-item>
          <text:p text:style-name="P112"><text:soft-page-break/>React Developer Tools</text:p>
        </text:list-item>
        <text:list-item>
          <text:p text:style-name="P112">Using Error Boundaries</text:p>
        </text:list-item>
      </text:list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5:02:12.42</meta:creation-date>
    <dc:date>2025-08-13T15:14:40.66</dc:date>
    <dc:creator>Joseph Malone</dc:creator>
    <meta:editing-duration>PT9M21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3" meta:paragraph-count="94" meta:word-count="399" meta:character-count="2309"/>
  </office:meta>
</office:document-meta>
</file>